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D000002C13E3A9F30ADD2C8EC.png" manifest:media-type="image/png"/>
  <manifest:file-entry manifest:full-path="Pictures/100000000000037D0000034DCAB16D3E9C5ECC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loext:graphic-properties draw:fill="none" draw:fill-color="#ff0000"/>
      <style:text-properties fo:color="#ff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0000" fo:background-color="#ffffff"/>
    </style:style>
    <style:style style:name="P6" style:family="paragraph">
      <loext:graphic-properties draw:fill="none" draw:fill-color="#ffffff"/>
      <style:text-properties fo:color="#ff0000" fo:background-color="#ffffff"/>
    </style:style>
    <style:style style:name="P7" style:family="paragraph">
      <loext:graphic-properties draw:fill-color="#ffffff"/>
    </style:style>
    <style:style style:name="T1" style:family="text">
      <style:text-properties fo:color="#ff0000"/>
    </style:style>
    <style:style style:name="T2" style:family="text">
      <style:text-properties fo:color="#ff0000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2.8cm" svg:height="14.531cm" svg:x="0.2cm" svg:y="2.069cm">
          <draw:image xlink:href="Pictures/100000000000026D000002C13E3A9F30ADD2C8EC.png" xlink:type="simple" xlink:show="embed" xlink:actuate="onLoad">
            <text:p/>
          </draw:image>
        </draw:frame>
        <draw:frame draw:style-name="gr1" draw:text-style-name="P1" draw:layer="layout" svg:width="15.006cm" svg:height="14.2cm" svg:x="12.8cm" svg:y="2.2cm">
          <draw:image xlink:href="Pictures/100000000000037D0000034DCAB16D3E9C5ECCFC.png" xlink:type="simple" xlink:show="embed" xlink:actuate="onLoad">
            <text:p/>
          </draw:image>
        </draw:frame>
        <draw:frame draw:style-name="gr2" draw:text-style-name="P3" draw:layer="layout" svg:width="6.107cm" svg:height="0.954cm" svg:x="0.293cm" svg:y="2.246cm">
          <draw:text-box>
            <text:p text:style-name="P2"><text:span text:style-name="T1">CHARGER BOARD</text:span></text:p>
          </draw:text-box>
        </draw:frame>
        <draw:line draw:style-name="gr3" draw:text-style-name="P4" draw:layer="layout" svg:x1="1.4cm" svg:y1="3.2cm" svg:x2="3cm" svg:y2="4.6cm">
          <text:p/>
        </draw:line>
        <draw:frame draw:style-name="gr2" draw:text-style-name="P3" draw:layer="layout" svg:width="3.376cm" svg:height="0.954cm" svg:x="9.024cm" svg:y="3.446cm">
          <draw:text-box>
            <text:p text:style-name="P2"><text:span text:style-name="T1">BATTERY</text:span></text:p>
          </draw:text-box>
        </draw:frame>
        <draw:line draw:style-name="gr3" draw:text-style-name="P4" draw:layer="layout" svg:x1="1.4cm" svg:y1="3.2cm" svg:x2="3cm" svg:y2="4.6cm">
          <text:p/>
        </draw:line>
        <draw:line draw:style-name="gr3" draw:text-style-name="P4" draw:layer="layout" svg:x1="6.8cm" svg:y1="3.2cm" svg:x2="9.2cm" svg:y2="4cm">
          <text:p/>
        </draw:line>
        <draw:frame draw:style-name="gr2" draw:text-style-name="P3" draw:layer="layout" svg:width="4.439cm" svg:height="0.954cm" svg:x="6.424cm" svg:y="14.6cm">
          <draw:text-box>
            <text:p text:style-name="P2"><text:span text:style-name="T1">BACK PANEL</text:span></text:p>
          </draw:text-box>
        </draw:frame>
        <draw:frame draw:style-name="gr4" draw:text-style-name="P6" draw:layer="layout" svg:width="6.005cm" svg:height="0.954cm" svg:x="3.995cm" svg:y="7.2cm">
          <draw:text-box>
            <text:p text:style-name="P5"><text:span text:style-name="T2">ARDUINO ROME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9:05:14.493000000</meta:creation-date>
    <dc:date>2018-10-30T19:10:27.087000000</dc:date>
    <meta:editing-duration>PT5M13S</meta:editing-duration>
    <meta:editing-cycles>1</meta:editing-cycles>
    <meta:document-statistic meta:object-count="32"/>
    <meta:generator>LibreOffice/5.3.4.2$Windows_x86 LibreOffice_project/f82d347ccc0be322489bf7da61d7e4ad13fe2ff3</meta:generator>
  </office:meta>
</office:document-meta>
</file>